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umerical_resultsWed, 05 Sep 2018 11:18:44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REGRESSOR</text:p>
          </table:table-cell>
          <table:table-cell office:value-type="string" calcext:value-type="string">
            <text:p>PARTITIONER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05806183815002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39583444595337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49057674407959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17351794242859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59847617149353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731491804122925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54270625114441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64878582954407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63491320610046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79153060913086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70544719696045</text:p>
          </table:table-cell>
        </table:table-row>
        <table:table-row table:style-name="ro1">
          <table:table-cell office:value-type="string" calcext:value-type="string">
            <text:p>num_aligns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13060355186462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06350183486938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3260891437530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21074366569519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842575550079346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2493219375610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3498005867004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79421710968018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.22109842300415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03507089614868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.37810897827148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05725455284119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69023942947388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05938577651978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61655640602112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49999809265137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403258323669434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51259231567383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5.69792652130127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.05099892616272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6.018144845962524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13047242164612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44464182853699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57260918617249</text:p>
          </table:table-cell>
        </table:table-row>
        <table:table-row table:style-name="ro1">
          <table:table-cell office:value-type="string" calcext:value-type="string">
            <text:p>prob1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2719783782959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18558931350708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15471267700195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.91967511177063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KNR 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79682970046997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66213345527649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KNR 5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5.57779788970947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.86580848693848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KNR 7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6.5856499671936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29430174827576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77378463745117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.75089716911316</text:p>
          </table:table-cell>
        </table:table-row>
        <table:table-row table:style-name="ro1">
          <table:table-cell office:value-type="string" calcext:value-type="string">
            <text:p>prob2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272.5619326512683</text:p>
          </table:table-cell>
          <table:table-cell office:value-type="string" calcext:value-type="string">
            <text:p>47.67691946029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5" meta:object-count="0"/>
    <meta:generator>LibreOffice/5.1.6.2$Linux_X86_64 LibreOffice_project/10m0$Build-2</meta:generator>
  </office:meta>
</office:document-meta>
</file>